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Heading_20_1">
      <style:paragraph-properties fo:text-align="center" style:justify-single-word="false"/>
      <style:text-properties fo:language="nl" fo:country="NL" officeooo:rsid="001cee6b" officeooo:paragraph-rsid="001cee6b"/>
    </style:style>
    <style:style style:name="P4" style:family="paragraph" style:parent-style-name="Heading_20_1">
      <style:text-properties fo:language="nl" fo:country="NL" officeooo:rsid="001d65f4" officeooo:paragraph-rsid="001d65f4"/>
    </style:style>
    <style:style style:name="P5" style:family="paragraph" style:parent-style-name="Heading_20_1">
      <style:text-properties fo:language="nl" fo:country="NL" officeooo:rsid="001d7bbd" officeooo:paragraph-rsid="001d7bbd"/>
    </style:style>
    <style:style style:name="P6" style:family="paragraph" style:parent-style-name="Heading_20_2">
      <style:text-properties fo:language="nl" fo:country="NL" officeooo:rsid="001cee6b" officeooo:paragraph-rsid="001cee6b"/>
    </style:style>
    <style:style style:name="P7" style:family="paragraph" style:parent-style-name="Standard">
      <style:paragraph-properties fo:text-align="center" style:justify-single-word="false"/>
      <style:text-properties fo:font-size="40pt" officeooo:rsid="001cee6b" officeooo:paragraph-rsid="001cee6b" style:font-size-asian="35pt" style:font-size-complex="40pt"/>
    </style:style>
    <style:style style:name="P8" style:family="paragraph" style:parent-style-name="Standard">
      <style:paragraph-properties fo:text-align="center" style:justify-single-word="false"/>
      <style:text-properties fo:font-size="40pt" fo:language="nl" fo:country="NL" officeooo:rsid="001cee6b" officeooo:paragraph-rsid="001cee6b" style:font-size-asian="35pt" style:font-size-complex="40pt"/>
    </style:style>
    <style:style style:name="P9" style:family="paragraph" style:parent-style-name="Standard">
      <style:paragraph-properties fo:text-align="start" style:justify-single-word="false"/>
      <style:text-properties fo:font-size="20pt" officeooo:rsid="001cee6b" officeooo:paragraph-rsid="001cee6b" style:font-size-asian="17.5pt" style:font-size-complex="20pt"/>
    </style:style>
    <style:style style:name="P10" style:family="paragraph" style:parent-style-name="Standard">
      <style:paragraph-properties fo:text-align="start" style:justify-single-word="false"/>
      <style:text-properties fo:font-size="16pt" officeooo:rsid="001cee6b" officeooo:paragraph-rsid="001cee6b" style:font-size-asian="14pt" style:font-size-complex="16pt"/>
    </style:style>
    <style:style style:name="P11" style:family="paragraph" style:parent-style-name="Standard">
      <style:paragraph-properties fo:text-align="start" style:justify-single-word="false"/>
      <style:text-properties fo:font-size="16pt" fo:language="nl" fo:country="NL" officeooo:rsid="001cee6b" officeooo:paragraph-rsid="001cee6b" style:font-size-asian="14pt" style:font-size-complex="16pt"/>
    </style:style>
    <style:style style:name="P12" style:family="paragraph" style:parent-style-name="Standard" style:master-page-name="First_20_Page">
      <style:paragraph-properties fo:text-align="center" style:justify-single-word="false" style:page-number="auto"/>
      <style:text-properties fo:font-size="40pt" fo:language="nl" fo:country="NL" officeooo:rsid="001cee6b" officeooo:paragraph-rsid="001cee6b" style:font-size-asian="35pt" style:font-size-complex="40pt"/>
    </style:style>
    <style:style style:name="P13" style:family="paragraph" style:parent-style-name="Text_20_body">
      <style:text-properties officeooo:rsid="001d65f4" officeooo:paragraph-rsid="001d65f4"/>
    </style:style>
    <style:style style:name="P14" style:family="paragraph" style:parent-style-name="Text_20_body" style:list-style-name="L1">
      <style:text-properties officeooo:rsid="001d65f4" officeooo:paragraph-rsid="001d65f4"/>
    </style:style>
    <style:style style:name="P15" style:family="paragraph" style:parent-style-name="Text_20_body">
      <style:paragraph-properties fo:text-align="center" style:justify-single-word="false"/>
      <style:text-properties fo:language="nl" fo:country="NL" officeooo:paragraph-rsid="001cee6b"/>
    </style:style>
    <style:style style:name="P16" style:family="paragraph" style:parent-style-name="Text_20_body">
      <style:text-properties fo:language="nl" fo:country="NL" officeooo:rsid="001d65f4" officeooo:paragraph-rsid="001d65f4"/>
    </style:style>
    <style:style style:name="P17" style:family="paragraph" style:parent-style-name="Text_20_body">
      <style:text-properties fo:language="nl" fo:country="NL" officeooo:rsid="001d7bbd" officeooo:paragraph-rsid="001d7bbd"/>
    </style:style>
    <style:style style:name="P18" style:family="paragraph" style:parent-style-name="Text_20_body" style:list-style-name="L2">
      <style:text-properties fo:language="nl" fo:country="NL" officeooo:rsid="001d7bbd" officeooo:paragraph-rsid="001d7bbd"/>
    </style:style>
    <style:style style:name="P19" style:family="paragraph" style:parent-style-name="Text_20_body">
      <style:text-properties officeooo:paragraph-rsid="001d7bbd"/>
    </style:style>
    <style:style style:name="P20" style:family="paragraph" style:parent-style-name="Text_20_body">
      <style:text-properties style:text-underline-style="solid" style:text-underline-width="auto" style:text-underline-color="font-color" officeooo:rsid="001d7bbd" officeooo:paragraph-rsid="001d7bbd"/>
    </style:style>
    <style:style style:name="T1" style:family="text">
      <style:text-properties fo:language="nl" fo:country="NL"/>
    </style:style>
    <style:style style:name="T2" style:family="text">
      <style:text-properties fo:language="nl" fo:country="NL" officeooo:rsid="001d7bbd"/>
    </style:style>
    <style:style style:name="T3" style:family="text">
      <style:text-properties fo:language="nl" fo:country="NL" style:text-underline-style="non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E2 – Hangman (Galgje)</text:p>
      <text:p text:style-name="P8"/>
      <text:p text:style-name="P8">Functioneel Ontwerp</text:p>
      <text:p text:style-name="P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0"/>
      <text:p text:style-name="P10"/>
      <text:p text:style-name="P10"/>
      <text:p text:style-name="P10"/>
      <text:p text:style-name="P10"/>
      <text:p text:style-name="P10"/>
      <text:p text:style-name="P10"/>
      <text:p text:style-name="P11">Auteur: Robin Kok</text:p>
      <text:p text:style-name="P11">Versie: 1.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text:a xlink:type="simple" xlink:href="#__RefHeading___Toc212_36925846" text:style-name="Index_20_Link" text:visited-style-name="Index_20_Link">Revisietabel<text:tab/>3</text:a></text:p>
          <text:p text:style-name="P2"><text:a xlink:type="simple" xlink:href="#__RefHeading___Toc214_36925846" text:style-name="Index_20_Link" text:visited-style-name="Index_20_Link">1.0<text:tab/>3</text:a></text:p>
          <text:p text:style-name="P1"><text:a xlink:type="simple" xlink:href="#__RefHeading___Toc221_36925846" text:style-name="Index_20_Link" text:visited-style-name="Index_20_Link">Opdrachtgever<text:tab/>4</text:a></text:p>
          <text:p text:style-name="P1"><text:a xlink:type="simple" xlink:href="#__RefHeading___Toc223_36925846" text:style-name="Index_20_Link" text:visited-style-name="Index_20_Link">Algemene eisen<text:tab/>4</text:a></text:p>
          <text:p text:style-name="P1"><text:a xlink:type="simple" xlink:href="#__RefHeading___Toc225_36925846" text:style-name="Index_20_Link" text:visited-style-name="Index_20_Link">Eindgebruiker(s)<text:tab/>4</text:a></text:p>
          <text:p text:style-name="P1"><text:a xlink:type="simple" xlink:href="#__RefHeading___Toc227_36925846" text:style-name="Index_20_Link" text:visited-style-name="Index_20_Link">Verwachtingen<text:tab/>4</text:a></text:p>
        </text:index-body>
      </text:table-of-conten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h text:style-name="P3" text:outline-level="1"><text:bookmark-start text:name="__RefHeading___Toc212_36925846"/>Revisietabel<text:bookmark-end text:name="__RefHeading___Toc212_36925846"/></text:h>
      <text:p text:style-name="P15"/>
      <text:h text:style-name="P6" text:outline-level="2"><text:bookmark-start text:name="__RefHeading___Toc214_36925846"/>1.0<text:bookmark-end text:name="__RefHeading___Toc214_36925846"/></text:h>
      <text:p text:style-name="P16">10-05-2021 – Robin Kok</text:p>
      <text:p text:style-name="P16">Document aangemaakt en initiële inhoud geschreve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h text:style-name="P4" text:outline-level="1"><text:bookmark-start text:name="__RefHeading___Toc221_36925846"/>Opdrachtgever<text:bookmark-end text:name="__RefHeading___Toc221_36925846"/></text:h>
      <text:p text:style-name="P13"><text:span text:style-name="T1">De opdrachtgever is het Drenthe College te Emmen. Dit is een opleidingsinstituut verantwoordelijk voor de opleidingen van vele studenten. </text:span></text:p>
      <text:p text:style-name="P13"><text:span text:style-name="T1"/></text:p>
      <text:h text:style-name="P4" text:outline-level="1"><text:bookmark-start text:name="__RefHeading___Toc223_36925846"/>Algemene eisen<text:bookmark-end text:name="__RefHeading___Toc223_36925846"/></text:h>
      <text:p text:style-name="P13"><text:span text:style-name="T1">De algemene eisen voor dit project zijn:</text:span></text:p>
      <text:list xml:id="list3763150649" text:style-name="L1">
        <text:list-item>
          <text:p text:style-name="P14"><text:span text:style-name="T1">Een werkend Galgje spel:</text:span></text:p>
          <text:list>
            <text:list-item>
              <text:p text:style-name="P14"><text:span text:style-name="T1">Een systeem met (ten minste) dertig woorden die willekeurig gekozen worden.</text:span></text:p>
            </text:list-item>
            <text:list-item>
              <text:p text:style-name="P14"><text:span text:style-name="T1">Een systeem waar de speler zes kansen krijgt om een woord te raden.</text:span></text:p>
            </text:list-item>
            <text:list-item>
              <text:p text:style-name="P14"><text:span text:style-name="T1">Een systeem dat laat zien hoeveel kansen er zijn gebruikt.</text:span></text:p>
            </text:list-item>
            <text:list-item>
              <text:p text:style-name="P14"><text:span text:style-name="T1">Een systeem dat laat zien welke letters er geraden zijn en hoeveel er nog moeten.</text:span></text:p>
            </text:list-item>
          </text:list>
        </text:list-item>
        <text:list-item>
          <text:p text:style-name="P14"><text:span text:style-name="T1">Vele commits naar GitHub, om te laten zien dat dit word beheerst.</text:span></text:p>
        </text:list-item>
        <text:list-item>
          <text:p text:style-name="P14"><text:span text:style-name="T1">Een Functioneel Ontwerp (FO)</text:span></text:p>
        </text:list-item>
      </text:list>
      <text:p text:style-name="P13"><text:span text:style-name="T1"/></text:p>
      <text:h text:style-name="P5" text:outline-level="1"><text:bookmark-start text:name="__RefHeading___Toc225_36925846"/>Eindgebruiker(s)<text:bookmark-end text:name="__RefHeading___Toc225_36925846"/></text:h>
      <text:p text:style-name="P17">De eindgebruikers voor dit project zijn, maar niet beperkt tot:</text:p>
      <text:list xml:id="list901885886" text:style-name="L2">
        <text:list-item>
          <text:p text:style-name="P18">Leraren belast met het nakijken van dit project.</text:p>
        </text:list-item>
        <text:list-item>
          <text:p text:style-name="P18">Vrienden en familie.</text:p>
        </text:list-item>
      </text:list>
      <text:p text:style-name="P17"/>
      <text:h text:style-name="P5" text:outline-level="1"><text:bookmark-start text:name="__RefHeading___Toc227_36925846"/>Verwachtingen<text:bookmark-end text:name="__RefHeading___Toc227_36925846"/></text:h>
      <text:p text:style-name="P19"><text:span text:style-name="T2">De verwachtingen per eindgebruiker zijn als volgt.</text:span></text:p>
      <text:p text:style-name="P20"><text:span text:style-name="T1">Leraren</text:span><text:span text:style-name="T3">:</text:span></text:p>
      <text:p text:style-name="P20"><text:soft-page-break/><text:span text:style-name="T3">In de eerste fase word er gekeken hoe het functioneel ontwerp er uit ziet en word bijgehouden. Hiervan word verwacht dat deze compleet en zonder fouten word afgeleverd. Aan de hand van het FO word er gekeken naar de volgende onderdelen.</text:span></text:p>
      <text:p text:style-name="P20"><text:span text:style-name="T3">In de tweede fase word er gekeken naar versiebeheer. Hier word gebruik gemaakt van GitHub en word er gekeken of er veel commits zijn geweest en deze naar behoren zijn uitgevoerd.</text:span></text:p>
      <text:p text:style-name="P20"><text:span text:style-name="T3">In de derde en laatste fase word er gekeken naar het geschreven programma. Er word verwacht dat de code werkend is en dat deze goed en netjes is geschreven en geformatteerd. Ook word er gekeken of er gebruik is gemaakt van comments om de code duidelijk te maken voor de lezer.</text:span></text:p>
      <text:p text:style-name="P20"><text:span text:style-name="T3"/></text:p>
      <text:p text:style-name="P20"><text:span text:style-name="T1">Familie en vrienden</text:span><text:span text:style-name="T3">:</text:span></text:p>
      <text:p text:style-name="P20"><text:span text:style-name="T3">De groep familie en vrienden verwacht een werkend programma die gespeeld kan worden zonder dat deze fouten vertoont. Het programma moet van begin tot einde speelbaar zijn zonder vast te lopen.</text:span></text:p>
      <text:p text:style-name="P20"><text:span text:style-name="T3"/></text:p>
      <text:p text:style-name="P20"><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master-page>
    <style:master-page style:name="First_20_Page" style:display-name="First Page" style:page-layout-name="Mpm2" style:next-style-name="Standard"/>
    <style:master-page style:name="Index"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13T18:18:54.830000000</meta:creation-date>
    <dc:date>2021-05-13T19:04:17.248000000</dc:date>
    <meta:editing-duration>PT40S</meta:editing-duration>
    <meta:editing-cycles>1</meta:editing-cycles>
    <meta:document-statistic meta:table-count="0" meta:image-count="0" meta:object-count="0" meta:page-count="5" meta:paragraph-count="39" meta:word-count="333" meta:character-count="1989" meta:non-whitespace-character-count="1701"/>
    <meta:generator>LibreOffice/7.1.3.2$Windows_X86_64 LibreOffice_project/47f78053abe362b9384784d31a6e56f8511eb1c1</meta:generator>
  </office:meta>
</office:document-meta>
</file>